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2mm"/>
    </style:style>
    <style:style style:name="co2" style:family="table-column">
      <style:table-column-properties fo:break-before="auto" style:column-width="44.73mm"/>
    </style:style>
    <style:style style:name="co3" style:family="table-column">
      <style:table-column-properties fo:break-before="auto" style:column-width="41.57mm"/>
    </style:style>
    <style:style style:name="co4" style:family="table-column">
      <style:table-column-properties fo:break-before="auto" style:column-width="51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6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ar" style:country-asian="SA" style:font-style-asian="normal" style:font-weight-asian="normal" style:font-name-complex="Free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0pt" fo:font-weight="bold" fo:country="none" style:country-asian="none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country="none" style:country-asian="none" style:font-name-asian="Courier New" style:font-size-asian="12pt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60.16mm" svg:height="89.9mm" svg:x="190.98mm" svg:y="14.82mm">
            <loext:p draw:notify-on-update-of-ranges="Hoja1.A2:Hoja1.A14 Hoja1.B1:Hoja1.B1 Hoja1.B2:Hoja1.B14 Hoja1.C1:Hoja1.C1 Hoja1.C2:Hoja1.C14 Hoja1.D1:Hoja1.D1 Hoja1.D2:Hoja1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  <text:p>1 thread/core</text:p>
          </table:table-cell>
          <table:table-cell table:style-name="ce9" office:value-type="string" calcext:value-type="string">
            <text:p><text:span text:style-name="T1">T. paralelo (versión </text:span><text:span text:style-name="T2">for</text:span><text:span text:style-name="T1">)</text:span></text:p>
            <text:p>2 threads/cores</text:p>
          </table:table-cell>
          <table:table-cell table:style-name="ce9" office:value-type="string" calcext:value-type="string">
            <text:p><text:span text:style-name="T1">T. paralelo (versión </text:span><text:span text:style-name="T2">sections)</text:span></text:p>
            <text:p>2 threads/cores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0.000071844" calcext:value-type="float">
            <text:p>0,000071844</text:p>
          </table:table-cell>
          <table:table-cell office:value-type="float" office:value="0.0019502891227603" calcext:value-type="float">
            <text:p>0,0019502891</text:p>
          </table:table-cell>
          <table:table-cell office:value-type="float" office:value="0.0037884749472141" calcext:value-type="float">
            <text:p>0,0037884749</text:p>
          </table:table-cell>
        </table:table-row>
        <table:table-row table:style-name="ro2"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0214366" calcext:value-type="float">
            <text:p>0,000214366</text:p>
          </table:table-cell>
          <table:table-cell table:style-name="ce7" office:value-type="float" office:value="0.0045181578025222" calcext:value-type="float">
            <text:p>0,0045181578</text:p>
          </table:table-cell>
          <table:table-cell table:style-name="ce7" office:value-type="float" office:value="0.0041601499542594" calcext:value-type="float">
            <text:p>0,00416015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0.0004238" calcext:value-type="float">
            <text:p>0,0004238</text:p>
          </table:table-cell>
          <table:table-cell office:value-type="float" office:value="0.003916148096323" calcext:value-type="float">
            <text:p>0,0039161481</text:p>
          </table:table-cell>
          <table:table-cell office:value-type="float" office:value="0.0038714297115803" calcext:value-type="float">
            <text:p>0,0038714297</text:p>
          </table:table-cell>
        </table:table-row>
        <table:table-row table:style-name="ro2"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0629588" calcext:value-type="float">
            <text:p>0,000629588</text:p>
          </table:table-cell>
          <table:table-cell table:style-name="ce7" office:value-type="float" office:value="0.0046007595956326" calcext:value-type="float">
            <text:p>0,0046007596</text:p>
          </table:table-cell>
          <table:table-cell table:style-name="ce7" office:value-type="float" office:value="0.0039919912815094" calcext:value-type="float">
            <text:p>0,0039919913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01747119" calcext:value-type="float">
            <text:p>0,001747119</text:p>
          </table:table-cell>
          <table:table-cell office:value-type="float" office:value="0.0048233037814498" calcext:value-type="float">
            <text:p>0,0048233038</text:p>
          </table:table-cell>
          <table:table-cell office:value-type="float" office:value="0.002698696218431" calcext:value-type="float">
            <text:p>0,0026986962</text:p>
          </table:table-cell>
        </table:table-row>
        <table:table-row table:style-name="ro2"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3249414" calcext:value-type="float">
            <text:p>0,003249414</text:p>
          </table:table-cell>
          <table:table-cell table:style-name="ce7" office:value-type="float" office:value="0.0044518448412418" calcext:value-type="float">
            <text:p>0,0044518448</text:p>
          </table:table-cell>
          <table:table-cell table:style-name="ce7" office:value-type="float" office:value="0.003814697265625" calcext:value-type="float">
            <text:p>0,0038146973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07290768" calcext:value-type="float">
            <text:p>0,007290768</text:p>
          </table:table-cell>
          <table:table-cell office:value-type="float" office:value="0.0068568624556065" calcext:value-type="float">
            <text:p>0,0068568625</text:p>
          </table:table-cell>
          <table:table-cell office:value-type="float" office:value="0.0052203554660082" calcext:value-type="float">
            <text:p>0,0052203555</text:p>
          </table:table-cell>
        </table:table-row>
        <table:table-row table:style-name="ro2"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11310375" calcext:value-type="float">
            <text:p>0,011310375</text:p>
          </table:table-cell>
          <table:table-cell table:style-name="ce7" office:value-type="float" office:value="0.0062695443630219" calcext:value-type="float">
            <text:p>0,0062695444</text:p>
          </table:table-cell>
          <table:table-cell table:style-name="ce7" office:value-type="float" office:value="0.0077706929296255" calcext:value-type="float">
            <text:p>0,0077706929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029164612" calcext:value-type="float">
            <text:p>0,029164612</text:p>
          </table:table-cell>
          <table:table-cell office:value-type="float" office:value="0.010406194254756" calcext:value-type="float">
            <text:p>0,0104061943</text:p>
          </table:table-cell>
          <table:table-cell office:value-type="float" office:value="0.0143857533112168" calcext:value-type="float">
            <text:p>0,0143857533</text:p>
          </table:table-cell>
        </table:table-row>
        <table:table-row table:style-name="ro2"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058153278" calcext:value-type="float">
            <text:p>0,058153278</text:p>
          </table:table-cell>
          <table:table-cell table:style-name="ce7" office:value-type="float" office:value="0.0155178047716618" calcext:value-type="float">
            <text:p>0,0155178048</text:p>
          </table:table-cell>
          <table:table-cell table:style-name="ce7" office:value-type="float" office:value="0.0210703667253256" calcext:value-type="float">
            <text:p>0,0210703667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0.1181148352" calcext:value-type="float">
            <text:p>0,1181148352</text:p>
          </table:table-cell>
          <table:table-cell office:value-type="float" office:value="0.0238448986783624" calcext:value-type="float">
            <text:p>0,0238448987</text:p>
          </table:table-cell>
          <table:table-cell office:value-type="float" office:value="0.0523842936381698" calcext:value-type="float">
            <text:p>0,0523842936</text:p>
          </table:table-cell>
        </table:table-row>
        <table:table-row table:style-name="ro2"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207384649" calcext:value-type="float">
            <text:p>0,207384649</text:p>
          </table:table-cell>
          <table:table-cell table:style-name="ce7" office:value-type="float" office:value="0.0552928214892745" calcext:value-type="float">
            <text:p>0,0552928215</text:p>
          </table:table-cell>
          <table:table-cell table:style-name="ce10" office:value-type="float" office:value="0.100956733338535" calcext:value-type="float">
            <text:p>0,1009567333</text:p>
          </table:table-cell>
        </table:table-row>
        <table:table-row table:style-name="ro2">
          <table:table-cell table:style-name="ce5" office:value-type="float" office:value="67108864" calcext:value-type="float">
            <text:p>67108864</text:p>
          </table:table-cell>
          <table:table-cell table:style-name="ce8" office:value-type="float" office:value="0.211096556" calcext:value-type="float">
            <text:p>0,211096556</text:p>
          </table:table-cell>
          <table:table-cell table:style-name="ce8" office:value-type="float" office:value="0.0621342631056905" calcext:value-type="float">
            <text:p>0,0621342631</text:p>
          </table:table-cell>
          <table:table-cell table:style-name="ce8" office:value-type="float" office:value="0.0936671011149883" calcext:value-type="float">
            <text:p>0,0936671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12:52:52.8664793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2:46:26.193737450</meta:creation-date>
    <dc:date>2018-04-04T13:31:12.014646074</dc:date>
    <meta:editing-duration>PT54M34S</meta:editing-duration>
    <meta:editing-cycles>6</meta:editing-cycles>
    <meta:generator>LibreOffice/5.1.6.2$Linux_X86_64 LibreOffice_project/10m0$Build-2</meta:gener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666" draw:fill-color="#ff666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0066" draw:fill-color="#99006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66ff00" draw:fill-color="#66f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7cm" svg:height="8.991cm" xlink:href=".." xlink:type="simple" chart:class="chart:line" chart:style-name="ch1">
        <chart:legend chart:legend-position="end" svg:x="10.281cm" svg:y="3.102cm" style:legend-expansion="high" chart:style-name="ch2"/>
        <chart:plot-area chart:style-name="ch3" table:cell-range-address="Hoja1.A1:Hoja1.D14" chart:data-source-has-labels="both" svg:x="0.32cm" svg:y="0.179cm" svg:width="9.641cm" svg:height="8.633cm">
          <chartooo:coordinate-region svg:x="1.232cm" svg:y="0.179cm" svg:width="8.588cm" svg:height="6.856cm"/>
          <chart:axis chart:dimension="x" chart:name="primary-x" chart:style-name="ch4" chartooo:axis-type="auto">
            <chartooo:date-scale/>
            <chart:categories table:cell-range-address="Hoja1.A2:Hoja1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14" chart:label-cell-address="Hoja1.B1:Hoja1.B1" chart:class="chart:line">
            <chart:data-point chart:repeated="13"/>
          </chart:series>
          <chart:series chart:style-name="ch7" chart:values-cell-range-address="Hoja1.C2:Hoja1.C14" chart:label-cell-address="Hoja1.C1:Hoja1.C1" chart:class="chart:line">
            <chart:data-point chart:repeated="13"/>
          </chart:series>
          <chart:series chart:style-name="ch8" chart:values-cell-range-address="Hoja1.D2:Hoja1.D14" chart:label-cell-address="Hoja1.D1:Hoja1.D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Globales
1 thread/core</text:p>
                <draw:g>
                  <svg:desc>Hoja1.B1:Hoja1.B1</svg:desc>
                </draw:g>
              </table:table-cell>
              <table:table-cell office:value-type="string">
                <text:p>T. paralelo (versión for)
2 threads/cores</text:p>
                <draw:g>
                  <svg:desc>Hoja1.C1:Hoja1.C1</svg:desc>
                </draw:g>
              </table:table-cell>
              <table:table-cell office:value-type="string">
                <text:p>T. paralelo (versión sections)
2 threads/cores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Hoja1.A2:Hoja1.A14</svg:desc>
                </draw:g>
              </table:table-cell>
              <table:table-cell office:value-type="float" office:value="0.000071844">
                <text:p>0.000071844</text:p>
                <draw:g>
                  <svg:desc>Hoja1.B2:Hoja1.B14</svg:desc>
                </draw:g>
              </table:table-cell>
              <table:table-cell office:value-type="float" office:value="0.0019502891227603">
                <text:p>0.0019502891227603</text:p>
                <draw:g>
                  <svg:desc>Hoja1.C2:Hoja1.C14</svg:desc>
                </draw:g>
              </table:table-cell>
              <table:table-cell office:value-type="float" office:value="0.0037884749472141">
                <text:p>0.0037884749472141</text:p>
                <draw:g>
                  <svg:desc>Hoja1.D2:Hoja1.D14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214366">
                <text:p>0.000214366</text:p>
              </table:table-cell>
              <table:table-cell office:value-type="float" office:value="0.0045181578025222">
                <text:p>0.0045181578025222</text:p>
              </table:table-cell>
              <table:table-cell office:value-type="float" office:value="0.0041601499542594">
                <text:p>0.004160149954259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4238">
                <text:p>0.0004238</text:p>
              </table:table-cell>
              <table:table-cell office:value-type="float" office:value="0.003916148096323">
                <text:p>0.003916148096323</text:p>
              </table:table-cell>
              <table:table-cell office:value-type="float" office:value="0.0038714297115803">
                <text:p>0.003871429711580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629588">
                <text:p>0.000629588</text:p>
              </table:table-cell>
              <table:table-cell office:value-type="float" office:value="0.0046007595956326">
                <text:p>0.0046007595956326</text:p>
              </table:table-cell>
              <table:table-cell office:value-type="float" office:value="0.0039919912815094">
                <text:p>0.0039919912815094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747119">
                <text:p>0.001747119</text:p>
              </table:table-cell>
              <table:table-cell office:value-type="float" office:value="0.0048233037814498">
                <text:p>0.0048233037814498</text:p>
              </table:table-cell>
              <table:table-cell office:value-type="float" office:value="0.002698696218431">
                <text:p>0.00269869621843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3249414">
                <text:p>0.003249414</text:p>
              </table:table-cell>
              <table:table-cell office:value-type="float" office:value="0.0044518448412418">
                <text:p>0.0044518448412418</text:p>
              </table:table-cell>
              <table:table-cell office:value-type="float" office:value="0.003814697265625">
                <text:p>0.00381469726562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7290768">
                <text:p>0.007290768</text:p>
              </table:table-cell>
              <table:table-cell office:value-type="float" office:value="0.0068568624556065">
                <text:p>0.0068568624556065</text:p>
              </table:table-cell>
              <table:table-cell office:value-type="float" office:value="0.0052203554660082">
                <text:p>0.0052203554660082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11310375">
                <text:p>0.011310375</text:p>
              </table:table-cell>
              <table:table-cell office:value-type="float" office:value="0.0062695443630219">
                <text:p>0.0062695443630219</text:p>
              </table:table-cell>
              <table:table-cell office:value-type="float" office:value="0.0077706929296255">
                <text:p>0.0077706929296255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29164612">
                <text:p>0.029164612</text:p>
              </table:table-cell>
              <table:table-cell office:value-type="float" office:value="0.010406194254756">
                <text:p>0.010406194254756</text:p>
              </table:table-cell>
              <table:table-cell office:value-type="float" office:value="0.0143857533112168">
                <text:p>0.014385753311216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58153278">
                <text:p>0.058153278</text:p>
              </table:table-cell>
              <table:table-cell office:value-type="float" office:value="0.0155178047716618">
                <text:p>0.0155178047716618</text:p>
              </table:table-cell>
              <table:table-cell office:value-type="float" office:value="0.0210703667253256">
                <text:p>0.021070366725325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1181148352">
                <text:p>0.1181148352</text:p>
              </table:table-cell>
              <table:table-cell office:value-type="float" office:value="0.0238448986783624">
                <text:p>0.0238448986783624</text:p>
              </table:table-cell>
              <table:table-cell office:value-type="float" office:value="0.0523842936381698">
                <text:p>0.0523842936381698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207384649">
                <text:p>0.207384649</text:p>
              </table:table-cell>
              <table:table-cell office:value-type="float" office:value="0.0552928214892745">
                <text:p>0.0552928214892745</text:p>
              </table:table-cell>
              <table:table-cell office:value-type="float" office:value="0.100956733338535">
                <text:p>0.100956733338535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211096556">
                <text:p>0.211096556</text:p>
              </table:table-cell>
              <table:table-cell office:value-type="float" office:value="0.0621342631056905">
                <text:p>0.0621342631056905</text:p>
              </table:table-cell>
              <table:table-cell office:value-type="float" office:value="0.0936671011149883">
                <text:p>0.09366710111498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